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erenis ADF Pro" svg:font-family="'Berenis ADF Pro'" style:font-pitch="variable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cccccc" style:font-name="DejaVu Sans Light" fo:font-style="italic" officeooo:rsid="000deb43" officeooo:paragraph-rsid="000deb43" style:font-style-asian="italic" style:font-style-complex="italic"/>
    </style:style>
    <style:style style:name="P2" style:family="paragraph" style:parent-style-name="Standard">
      <style:text-properties style:font-name="Lato Light" fo:font-size="11pt" fo:font-style="italic" officeooo:rsid="000b9137" officeooo:paragraph-rsid="000b9137" style:font-size-asian="11pt" style:font-style-asian="italic" style:font-size-complex="11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Lato Light" fo:font-size="11pt" fo:font-style="italic" officeooo:rsid="000d62a7" officeooo:paragraph-rsid="000d62a7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text-align="start" style:justify-single-word="false"/>
      <style:text-properties fo:color="#ffffff" style:font-name="DejaVu Sans Light" fo:font-size="16pt" officeooo:rsid="000b9137" officeooo:paragraph-rsid="000b9137" fo:background-color="#3faf46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Berenis ADF Pro" fo:font-size="24pt" style:text-underline-style="solid" style:text-underline-width="auto" style:text-underline-color="font-color" officeooo:rsid="000b9137" officeooo:paragraph-rsid="000b9137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DejaVu Sans Light" fo:font-size="16pt" officeooo:rsid="000b9137" officeooo:paragraph-rsid="000b9137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DejaVu Sans Light" fo:font-size="16pt" officeooo:rsid="000d62a7" officeooo:paragraph-rsid="000d62a7" fo:background-color="#f37b70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ffffff" style:font-name="DejaVu Sans Light" fo:font-size="16pt" officeooo:rsid="000b9137" officeooo:paragraph-rsid="000b9137" fo:background-color="#8e86ae" style:font-size-asian="16pt" style:font-size-complex="16pt"/>
    </style:style>
    <style:style style:name="P9" style:family="paragraph" style:parent-style-name="Standard" style:list-style-name="L1">
      <style:text-properties style:font-name="Lato Light" fo:font-size="11pt" fo:font-style="italic" officeooo:rsid="000b9137" officeooo:paragraph-rsid="000b9137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Lato Light" fo:font-size="11pt" fo:font-style="italic" officeooo:rsid="000b9137" officeooo:paragraph-rsid="000b9137" style:font-size-asian="11pt" style:font-style-asian="italic" style:font-size-complex="11pt" style:font-style-complex="italic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ato Light" fo:font-size="11pt" fo:font-style="italic" officeooo:rsid="000d62a7" officeooo:paragraph-rsid="000d62a7" style:font-size-asian="11pt" style:font-style-asian="italic" style:font-size-complex="11pt" style:font-style-complex="italic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ato Light" fo:font-size="11pt" fo:font-style="italic" officeooo:rsid="000d62a7" officeooo:paragraph-rsid="000d62a7" style:font-size-asian="11pt" style:font-style-asian="italic" style:font-size-complex="11pt" style:font-style-complex="italic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Lato Light" fo:font-size="11pt" fo:font-style="italic" officeooo:rsid="000d62a7" officeooo:paragraph-rsid="000d62a7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Lato Light" fo:font-size="11pt" fo:font-style="italic" officeooo:rsid="000d62a7" officeooo:paragraph-rsid="000d62a7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Lato Light" fo:font-size="11pt" fo:font-style="italic" officeooo:rsid="000f0a70" officeooo:paragraph-rsid="000f0a70" style:font-size-asian="11pt" style:font-style-asian="italic" style:font-size-complex="11pt" style:font-style-complex="italic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Lato Light" fo:font-size="11pt" fo:font-style="italic" officeooo:rsid="000f0a70" officeooo:paragraph-rsid="000f0a70" style:font-size-asian="11pt" style:font-style-asian="italic" style:font-size-complex="11pt" style:font-style-complex="italic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Lato Light" fo:font-size="11pt" fo:font-style="italic" officeooo:rsid="000f0a70" officeooo:paragraph-rsid="000f0a70" style:font-size-asian="11pt" style:font-style-asian="italic" style:font-size-complex="11pt" style:font-style-complex="italic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Lato Light" fo:font-size="11pt" fo:font-style="italic" officeooo:rsid="001077cc" officeooo:paragraph-rsid="001077cc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Lato Light" fo:font-size="11pt" fo:font-style="italic" officeooo:rsid="001077cc" officeooo:paragraph-rsid="001077cc" style:font-size-asian="11pt" style:font-style-asian="italic" style:font-size-complex="11pt" style:font-style-complex="italic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Lato Light" fo:font-size="11pt" fo:font-style="italic" officeooo:rsid="001077cc" officeooo:paragraph-rsid="001077cc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Lato Light" fo:font-size="15pt" fo:font-style="italic" officeooo:rsid="000f0a70" officeooo:paragraph-rsid="000f0a70" style:font-size-asian="15pt" style:font-style-asian="italic" style:font-size-complex="15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111111" style:font-name="DejaVu Sans Light" fo:font-size="16pt" officeooo:rsid="000d62a7" officeooo:paragraph-rsid="000d62a7" fo:background-color="#fff450" style:font-size-asian="16pt" style:font-size-complex="16pt"/>
    </style:style>
    <style:style style:name="T1" style:family="text">
      <style:text-properties fo:color="#ffffff" officeooo:rsid="000b9137" fo:background-color="#8e86ae" loext:char-shading-value="0"/>
    </style:style>
    <style:style style:name="T2" style:family="text">
      <style:text-properties fo:color="#ffffff" officeooo:rsid="000b9137" fo:background-color="#3faf46" loext:char-shading-value="0"/>
    </style:style>
    <style:style style:name="T3" style:family="text">
      <style:text-properties fo:color="#ffffff" officeooo:rsid="000b9137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officeooo:rsid="000b9137"/>
    </style:style>
    <style:style style:name="T6" style:family="text">
      <style:text-properties officeooo:rsid="0010a350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cccccc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p para auxiliar no serviço do fisioterapeuta</text:p>
      <text:p text:style-name="P6"/>
      <text:p text:style-name="P6"/>
      <text:section text:style-name="Sect1" text:name="Seção1">
        <text:p text:style-name="P8">Página inicial – O que terá?</text:p>
        <text:list xml:id="list3850135530" text:style-name="L1">
          <text:list-item>
            <text:p text:style-name="P9">Calendário*,</text:p>
          </text:list-item>
          <text:list-item>
            <text:p text:style-name="P9">Clientes*,</text:p>
          </text:list-item>
          <text:list-item>
            <text:p text:style-name="P9">Cadastrar novo cliente,</text:p>
          </text:list-item>
          <text:list-item>
            <text:p text:style-name="P9">Adicionar compromisso</text:p>
          </text:list-item>
        </text:list>
        <text:p text:style-name="P2"/>
        <text:p text:style-name="P2"/>
        <text:p text:style-name="P4">Funcionalidades</text:p>
        <text:list xml:id="list1179327977" text:style-name="L2">
          <text:list-item>
            <text:p text:style-name="P11">Lista de cliente,</text:p>
          </text:list-item>
          <text:list-item>
            <text:p text:style-name="P11">Formulários,</text:p>
          </text:list-item>
          <text:list-item>
            <text:p text:style-name="P11">Dados dos clientes,</text:p>
          </text:list-item>
          <text:list-item>
            <text:p text:style-name="P11">Compromissos,</text:p>
          </text:list-item>
          <text:list-item>
            <text:p text:style-name="P11">Gráfico</text:p>
          </text:list-item>
        </text:list>
        <text:p text:style-name="P10"/>
        <text:p text:style-name="P22"><text:span text:style-name="T5">Cores</text:span></text:p>
        <text:list xml:id="list970041400" text:style-name="L3">
          <text:list-item>
            <text:list>
              <text:list-item>
                <text:p text:style-name="P12">Colorido,</text:p>
              </text:list-item>
              <text:list-item>
                <text:p text:style-name="P12">Monocromático,</text:p>
              </text:list-item>
              <text:list-item>
                <text:p text:style-name="P12">PB</text:p>
              </text:list-item>
            </text:list>
          </text:list-item>
        </text:list>
        <text:p text:style-name="P3"/>
        <text:p text:style-name="P3"/>
        <text:p text:style-name="P7"><text:span text:style-name="T3">Dados dos clientes</text:span></text:p>
        <text:list xml:id="list4175306523" text:style-name="L4">
          <text:list-item>
            <text:list>
              <text:list-item>
                <text:p text:style-name="P13">Altura,</text:p>
              </text:list-item>
              <text:list-item>
                <text:p text:style-name="P13">Peso,</text:p>
              </text:list-item>
              <text:list-item>
                <text:p text:style-name="P13">IMC,</text:p>
              </text:list-item>
              <text:list-item>
                <text:p text:style-name="P13">Idade</text:p>
              </text:list-item>
            </text:list>
          </text:list-item>
        </text:list>
        <text:p text:style-name="P3"/>
        <text:p text:style-name="P3"/>
        <text:p text:style-name="P3"/>
        <text:p text:style-name="P3"/>
        <text:p text:style-name="P3"/>
        <text:p text:style-name="P3"/>
        <text:p text:style-name="P15"><text:span text:style-name="T4">Paciente (pessoal)</text:span>:</text:p>
        <text:list xml:id="list2874468425" text:style-name="L5">
          <text:list-item>
            <text:p text:style-name="P16">Nome</text:p>
          </text:list-item>
          <text:list-item>
            <text:p text:style-name="P16">Endereço</text:p>
          </text:list-item>
          <text:list-item>
            <text:p text:style-name="P16">Telefone</text:p>
          </text:list-item>
          <text:list-item>
            <text:p text:style-name="P16">Documento</text:p>
          </text:list-item>
          <text:list-item>
            <text:p text:style-name="P16">Clínica/Pessoal</text:p>
          </text:list-item>
          <text:list-item>
            <text:p text:style-name="P16">Email (opcional)</text:p>
          </text:list-item>
          <text:list-item>
            <text:p text:style-name="P16">Data de nascimento (opcional)</text:p>
          </text:list-item>
          <text:list-item>
            <text:p text:style-name="P18">Foto (opcional)</text:p>
          </text:list-item>
        </text:list>
        <text:p text:style-name="P15"/>
        <text:p text:style-name="P21">Paciente (Estatísticas):</text:p>
        <text:list xml:id="list3311042588" text:style-name="L6">
          <text:list-item>
            <text:p text:style-name="P17">Altura</text:p>
          </text:list-item>
          <text:list-item>
            <text:p text:style-name="P17">Peso</text:p>
          </text:list-item>
          <text:list-item>
            <text:p text:style-name="P17">IMC</text:p>
          </text:list-item>
          <text:list-item>
            <text:p text:style-name="P17">Neck Disability index (teste)</text:p>
          </text:list-item>
          <text:list-item>
            <text:p text:style-name="P17">Oswestry (teste)</text:p>
          </text:list-item>
          <text:list-item>
            <text:p text:style-name="P17">Start back (teste)</text:p>
          </text:list-item>
        </text:list>
        <text:p text:style-name="P3"/>
        <text:p text:style-name="P19">Paciente (Página):</text:p>
        <text:list xml:id="list3805469868" text:style-name="L7">
          <text:list-item>
            <text:p text:style-name="P20">Nome,</text:p>
          </text:list-item>
          <text:list-item>
            <text:p text:style-name="P20">Contato,</text:p>
          </text:list-item>
          <text:list-item>
            <text:p text:style-name="P20">Avaliação – <text:span text:style-name="T6">Primeira consulta</text:span></text:p>
          </text:list-item>
          <text:list-item>
            <text:p text:style-name="P20">Consultas anteriores</text:p>
          </text:list-item>
        </text:list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erenis ADF Pro" svg:font-family="'Berenis ADF Pro'" style:font-pitch="variable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ato Light" fo:font-family="'Lato Light'" style:font-pitch="variable" fo:font-size="11pt" fo:font-style="italic" officeooo:rsid="000f0a70" style:font-size-asian="11pt" style:font-style-asian="italic" style:font-size-complex="11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cccccc" style:font-name="DejaVu Sans Light" fo:font-style="italic" officeooo:rsid="000deb43" officeooo:paragraph-rsid="000deb43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srael Alves Lucena Gomes</text:p>
        <text:p text:style-name="MP1">IsraelDev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3:19:03.740587520</meta:creation-date>
    <dc:date>2020-07-09T22:01:36.045452079</dc:date>
    <meta:editing-duration>PT39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4" meta:word-count="117" meta:character-count="731" meta:non-whitespace-character-count="690"/>
  </office:meta>
</office:document-meta>
</file>